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8127429" text:style-name="Outline">
        <text:list-item>
          <text:h text:style-name="Heading_20_1" text:outline-level="1">File Server Facility</text:h>
        </text:list-item>
      </text:list>
      <text:p text:style-name="P1">There are many scenarios where JPPF tasks may need to work with files that are not available locally on the execution nodes, such as shell scripts, data files, configuration files, etc... While JPPF provides basic APIs to manipulate remote and local files (see “The location API” in the Development Guide), these will prove insufficient in many cases, for instance when secure file transfer or access control is needed.</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10">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editing-duration>PT04H22M22S</meta:editing-duration>
    <meta:editing-cycles>12</meta:editing-cycles>
    <meta:generator>OpenOffice.org/3.1$Win32 OpenOffice.org_project/310m11$Build-9399</meta:generator>
    <meta:creation-date>2009-11-13T20:55:25.94</meta:creation-date>
    <dc:date>2011-03-28T11:08:41.83</dc:date>
    <meta:document-statistic meta:table-count="0" meta:image-count="0" meta:object-count="0" meta:page-count="1" meta:paragraph-count="2" meta:word-count="73" meta:character-count="442"/>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